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1c8b" officeooo:paragraph-rsid="000b1c8b"/>
    </style:style>
    <style:style style:name="P2" style:family="paragraph" style:parent-style-name="Standard">
      <style:text-properties officeooo:rsid="000c1aea" officeooo:paragraph-rsid="000c1aea"/>
    </style:style>
    <style:style style:name="T1" style:family="text">
      <style:text-properties officeooo:rsid="000c1a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n modifie les attributs dans W</text:p>
      <text:p text:style-name="P1"/>
      <text:p text:style-name="P1">Édition image</text:p>
      <text:p text:style-name="P1"/>
      <text:p text:style-name="P1">Encodeur </text:p>
      <text:p text:style-name="P1"/>
      <text:p text:style-name="P1"/>
      <text:p text:style-name="P1">Commencer avec une image </text:p>
      <text:p text:style-name="P1"/>
      <text:p text:style-name="P1">Générer code de style gan</text:p>
      <text:p text:style-name="P1">prendre z , calculer w et essayer dans cet espace de voir si on arrive <text:span text:style-name="T1">à </text:span>trouver les directions qui vont nous permettre de modifier les attributs</text:p>
      <text:p text:style-name="P1"/>
      <text:p text:style-name="P1">modifier dans z et regarder la sortie</text:p>
      <text:p text:style-name="P1"/>
      <text:p text:style-name="P1">enlever autoencoder</text:p>
      <text:p text:style-name="P1">générer z et vecteur w </text:p>
      <text:p text:style-name="P1">et dans cet espace latent w regarder comment modifier un attributs</text:p>
      <text:p text:style-name="P1"/>
      <text:p text:style-name="P1">soit on a un stylegan et y a déjà des directions associées aux différents attributs</text:p>
      <text:p text:style-name="P1"/>
      <text:p text:style-name="P2">z = bruit blanc donc pas de structure dans z</text:p>
      <text:p text:style-name="P2"/>
      <text:p text:style-name="P2">dans w, les attributs soient relativement décorrélés (on modifie pas les autres quand on modifie un attribut)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3T11:03:48.551908701</meta:creation-date>
    <dc:date>2024-05-23T11:26:29.652336197</dc:date>
    <meta:editing-duration>PT2M20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13" meta:word-count="112" meta:character-count="629" meta:non-whitespace-character-count="527"/>
  </office:meta>
</office:document-meta>
</file>